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11cm"/>
    </style:style>
    <style:style style:name="co2" style:family="table-column">
      <style:table-column-properties fo:break-before="auto" style:column-width="1.334cm"/>
    </style:style>
    <style:style style:name="co3" style:family="table-column">
      <style:table-column-properties fo:break-before="auto" style:column-width="9.721cm"/>
    </style:style>
    <style:style style:name="co4" style:family="table-column">
      <style:table-column-properties fo:break-before="auto" style:column-width="4.75cm"/>
    </style:style>
    <style:style style:name="co5" style:family="table-column">
      <style:table-column-properties fo:break-before="auto" style:column-width="5.445cm"/>
    </style:style>
    <style:style style:name="co6" style:family="table-column">
      <style:table-column-properties fo:break-before="auto" style:column-width="14.766cm"/>
    </style:style>
    <style:style style:name="co7" style:family="table-column">
      <style:table-column-properties fo:break-before="auto" style:column-width="1.681cm"/>
    </style:style>
    <style:style style:name="co8" style:family="table-column">
      <style:table-column-properties fo:break-before="auto" style:column-width="1.741cm"/>
    </style:style>
    <style:style style:name="co9" style:family="table-column">
      <style:table-column-properties fo:break-before="auto" style:column-width="1.469cm"/>
    </style:style>
    <style:style style:name="co10" style:family="table-column">
      <style:table-column-properties fo:break-before="auto" style:column-width="1.863cm"/>
    </style:style>
    <style:style style:name="co11" style:family="table-column">
      <style:table-column-properties fo:break-before="auto" style:column-width="3.588cm"/>
    </style:style>
    <style:style style:name="co12" style:family="table-column">
      <style:table-column-properties fo:break-before="auto" style:column-width="6.761cm"/>
    </style:style>
    <style:style style:name="co13" style:family="table-column">
      <style:table-column-properties fo:break-before="auto" style:column-width="7.497cm"/>
    </style:style>
    <style:style style:name="co14" style:family="table-column">
      <style:table-column-properties fo:break-before="auto" style:column-width="2.133cm"/>
    </style:style>
    <style:style style:name="co15" style:family="table-column">
      <style:table-column-properties fo:break-before="auto" style:column-width="9.839cm"/>
    </style:style>
    <style:style style:name="co16" style:family="table-column">
      <style:table-column-properties fo:break-before="auto" style:column-width="3.025cm"/>
    </style:style>
    <style:style style:name="co1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1.286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24" style:family="table-cell" style:parent-style-name="Default">
      <style:text-properties fo:font-weight="normal" style:font-weight-asian="normal" style:font-weight-complex="normal"/>
    </style:style>
    <style:style style:name="ce4" style:family="table-cell" style:parent-style-name="Default">
      <style:table-cell-properties fo:wrap-option="wrap"/>
      <style:text-properties fo:font-weight="bold" style:font-weight-asian="bold" style:font-weight-complex="bold"/>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start" fo:margin-left="0cm"/>
    </style:style>
    <style:style style:name="ce13"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0" style:family="table-cell" style:parent-style-name="Default">
      <style:table-cell-properties style:text-align-source="fix" style:repeat-content="false" style:vertical-align="middle"/>
      <style:paragraph-properties fo:text-align="center" fo:margin-left="0cm"/>
    </style:style>
    <style:style style:name="ce25"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26"/>
        <table:table-column table:style-name="co4" table:default-cell-style-name="ce26"/>
        <table:table-column table:style-name="co5" table:default-cell-style-name="ce26"/>
        <table:table-column table:style-name="co6" table:default-cell-style-name="ce26"/>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26"/>
        <table:table-column table:style-name="co17" table:number-columns-repeated="1003" table:default-cell-style-name="Default"/>
        <table:table-row table:style-name="ro1">
          <table:table-cell table:style-name="ce2" office:value-type="string" calcext:value-type="string">
            <text:p>Name</text:p>
          </table:table-cell>
          <table:table-cell table:style-name="ce2" office:value-type="string" calcext:value-type="string">
            <text:p>Year</text:p>
          </table:table-cell>
          <table:table-cell table:style-name="ce4" office:value-type="string" calcext:value-type="string">
            <text:p>Paper(s)</text:p>
          </table:table-cell>
          <table:table-cell table:style-name="ce4" office:value-type="string" calcext:value-type="string">
            <text:p>DOI</text:p>
          </table:table-cell>
          <table:table-cell table:style-name="ce4" office:value-type="string" calcext:value-type="string">
            <text:p>Link to paper</text:p>
          </table:table-cell>
          <table:table-cell table:style-name="ce4" office:value-type="string" calcext:value-type="string">
            <text:p>Approach used</text:p>
          </table:table-cell>
          <table:table-cell table:style-name="ce13" office:value-type="string" calcext:value-type="string">
            <text:p>NetT</text:p>
          </table:table-cell>
          <table:table-cell table:style-name="ce13" office:value-type="string" calcext:value-type="string">
            <text:p>ExeT</text:p>
          </table:table-cell>
          <table:table-cell table:style-name="ce13" office:value-type="string" calcext:value-type="string">
            <text:p>PF</text:p>
          </table:table-cell>
          <table:table-cell table:style-name="ce13" office:value-type="string" calcext:value-type="string">
            <text:p>PFSM</text:p>
          </table:table-cell>
          <table:table-cell table:style-name="ce2" office:value-type="string" calcext:value-type="string">
            <text:p>Other Output</text:p>
          </table:table-cell>
          <table:table-cell table:style-name="ce2" office:value-type="string" calcext:value-type="string">
            <text:p>Text-based</text:p>
          </table:table-cell>
          <table:table-cell table:style-name="ce2" office:value-type="string" calcext:value-type="string">
            <text:p>Binary-based</text:p>
          </table:table-cell>
          <table:table-cell table:style-name="ce2" office:value-type="string" calcext:value-type="string">
            <text:p>Hybrid</text:p>
          </table:table-cell>
          <table:table-cell table:style-name="ce2" office:value-type="string" calcext:value-type="string">
            <text:p>Other Protocols</text:p>
          </table:table-cell>
          <table:table-cell table:style-name="ce25" office:value-type="string" calcext:value-type="string">
            <text:p>Source Code</text:p>
          </table:table-cell>
          <table:table-cell table:style-name="ce1" table:number-columns-repeated="1003"/>
        </table:table-row>
        <table:table-row table:style-name="ro2">
          <table:table-cell office:value-type="string" calcext:value-type="string">
            <text:p>Discoverer</text:p>
          </table:table-cell>
          <table:table-cell office:value-type="float" office:value="2007" calcext:value-type="float">
            <text:p>2007</text:p>
          </table:table-cell>
          <table:table-cell table:style-name="ce27" office:value-type="string" calcext:value-type="string">
            <text:p>W. Cui, J. Kannan, and H. J. Wang, “Discoverer: Automatic protocol reverse engineering from network traces.,” in USENIX security symposium, 2007, pp. 1–14. </text:p>
          </table:table-cell>
          <table:table-cell/>
          <table:table-cell office:value-type="string" calcext:value-type="string">
            <text:p>https://www.usenix.org/event/sec07/tech/full_papers/cui/cui.pdf</text:p>
          </table:table-cell>
          <table:table-cell office:value-type="string" calcext:value-type="string">
            <text:p>Tokenization of messages, recursive clustering to find formats, merge similar formats</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RPC</text:p>
          </table:table-cell>
          <table:table-cell office:value-type="string" calcext:value-type="string">
            <text:p>SMB, CIFS</text:p>
          </table:table-cell>
          <table:table-cell table:number-columns-repeated="1005"/>
        </table:table-row>
        <table:table-row table:style-name="ro3">
          <table:table-cell office:value-type="string" calcext:value-type="string">
            <text:p>Polyglot</text:p>
          </table:table-cell>
          <table:table-cell office:value-type="float" office:value="2007" calcext:value-type="float">
            <text:p>2007</text:p>
          </table:table-cell>
          <table:table-cell office:value-type="string" calcext:value-type="string">
            <text:p>J. Caballero, H. Yin, Z. Liang, and D. Song, “Polyglot: automatic extraction of protocol message format using dynamic binary analysis,” in Proceedings of the 14th ACM Conference on Computer and Communications Security (CCS ’07), pp. 317–329, ACM, November 2007.</text:p>
          </table:table-cell>
          <table:table-cell table:style-name="ce7" office:value-type="string" calcext:value-type="string">
            <text:p><text:a xlink:href="https://doi.org/10.1145/1315245.1315286" xlink:type="simple">https://doi.org/10.1145/1315245.1315286</text:a></text:p>
          </table:table-cell>
          <table:table-cell office:value-type="string" calcext:value-type="string">
            <text:p>https://people.eecs.berkeley.edu/~dawnsong/papers/2007%20p317-caballero.pdf</text:p>
          </table:table-cell>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amba, ICQ</text:p>
          </table:table-cell>
          <table:table-cell office:value-type="string" calcext:value-type="string">
            <text:p>DNS, IRC</text:p>
          </table:table-cell>
          <table:table-cell table:number-columns-repeated="1006"/>
        </table:table-row>
        <table:table-row table:style-name="ro3">
          <table:table-cell office:value-type="string" calcext:value-type="string">
            <text:p>AutoFormat</text:p>
          </table:table-cell>
          <table:table-cell office:value-type="float" office:value="2008" calcext:value-type="float">
            <text:p>2008</text:p>
          </table:table-cell>
          <table:table-cell office:value-type="string" calcext:value-type="string">
            <text:p>Z. Lin, X. Jiang, D. Xu, and X. Zhang, “Automatic protocol format reverse engineering through context-aware monitored execution,” in Proceedings of the 15th Symposium on Network and <text:s/>Distributed System Security (NDSS ’08), February 2008.</text:p>
          </table:table-cell>
          <table:table-cell table:number-columns-repeated="2"/>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IP</text:p>
          </table:table-cell>
          <table:table-cell office:value-type="string" calcext:value-type="string">
            <text:p>DHCP, RIP, OSPF</text:p>
          </table:table-cell>
          <table:table-cell office:value-type="string" calcext:value-type="string">
            <text:p>SMB, CIFS</text:p>
          </table:table-cell>
          <table:table-cell table:number-columns-repeated="1005"/>
        </table:table-row>
        <table:table-row table:style-name="ro3">
          <table:table-cell office:value-type="string" calcext:value-type="string">
            <text:p>Tupni</text:p>
          </table:table-cell>
          <table:table-cell office:value-type="float" office:value="2008" calcext:value-type="float">
            <text:p>2008</text:p>
          </table:table-cell>
          <table:table-cell office:value-type="string" calcext:value-type="string">
            <text:p>W. Cui, M. Peinado, K. Chen, H. J. Wang, and L. Irun-Briz, “Tupni: automatic reverse engineering of input formats,” in Proceedings of the 15th ACM Conference on Computer and Communications Security (CCS ’08), pp. 391–402, ACM, Alexandria, Va, USA, October 2008.</text:p>
          </table:table-cell>
          <table:table-cell table:number-columns-repeated="2"/>
          <table:table-cell office:value-type="string" calcext:value-type="string">
            <text:p>Dynamic taint-analysis. Look for loops to identify boundaries within messages</text:p>
          </table:table-cell>
          <table:table-cell/>
          <table:table-cell table:number-columns-repeated="2" office:value-type="string" calcext:value-type="string">
            <text:p>x</text:p>
          </table:table-cell>
          <table:table-cell table:number-columns-repeated="2"/>
          <table:table-cell office:value-type="string" calcext:value-type="string">
            <text:p>HTTP, FTP</text:p>
          </table:table-cell>
          <table:table-cell office:value-type="string" calcext:value-type="string">
            <text:p>RPC, DNS, TFTP</text:p>
          </table:table-cell>
          <table:table-cell/>
          <table:table-cell office:value-type="string" calcext:value-type="string">
            <text:p>WMF, BMP, JPG, PNG, TIF</text:p>
          </table:table-cell>
          <table:table-cell table:number-columns-repeated="1004"/>
        </table:table-row>
        <table:table-row table:style-name="ro4">
          <table:table-cell office:value-type="string" calcext:value-type="string">
            <text:p>ReFormat</text:p>
          </table:table-cell>
          <table:table-cell office:value-type="float" office:value="2009" calcext:value-type="float">
            <text:p>2009</text:p>
          </table:table-cell>
          <table:table-cell office:value-type="string" calcext:value-type="string">
            <text:p>Z. Wang, X. Jiang, W. Cui, X. Wang, and M. Grace, “ReFormat: automatic reverse engineering of encrypted messages,” in Computer Security—ESORICS 2009. ESORICS 2009, M. Backes and P. Ning, Eds., vol. 5789 of Lecture Notes in Computer Science, pp. 200–215, Springer, Berlin, Germany, 2009.</text:p>
          </table:table-cell>
          <table:table-cell table:number-columns-repeated="2"/>
          <table:table-cell office:value-type="string" calcext:value-type="string">
            <text:p>Dynamic taint-analysis, especially targeting encrypted protocols by looking for bitwise and arithmetic operations</text:p>
          </table:table-cell>
          <table:table-cell/>
          <table:table-cell table:number-columns-repeated="2" office:value-type="string" calcext:value-type="string">
            <text:p>x</text:p>
          </table:table-cell>
          <table:table-cell table:number-columns-repeated="2"/>
          <table:table-cell office:value-type="string" calcext:value-type="string">
            <text:p>HTTP, MIME</text:p>
          </table:table-cell>
          <table:table-cell office:value-type="string" calcext:value-type="string">
            <text:p>IRC</text:p>
          </table:table-cell>
          <table:table-cell/>
          <table:table-cell office:value-type="string" calcext:value-type="string">
            <text:p>One unknown protocol</text:p>
          </table:table-cell>
          <table:table-cell table:number-columns-repeated="1004"/>
        </table:table-row>
        <table:table-row table:style-name="ro5">
          <table:table-cell office:value-type="string" calcext:value-type="string">
            <text:p>Prospex</text:p>
          </table:table-cell>
          <table:table-cell office:value-type="float" office:value="2009" calcext:value-type="float">
            <text:p>2009</text:p>
          </table:table-cell>
          <table:table-cell office:value-type="string" calcext:value-type="string">
            <text:p>P. M. Comparetti, G. Wondracek, C. Kruegel, and E. Kirda, “Prospex: protocol specification extraction,” in Proceedings of the 30th IEEE Symposium on Security and Privacy, pp. 110–125, Berkeley, Calif, USA, May 2009.</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table-cell office:value-type="string" calcext:value-type="string">
            <text:p>Agobot (C&amp;C)</text:p>
          </table:table-cell>
          <table:table-cell table:number-columns-repeated="1004"/>
        </table:table-row>
        <table:table-row table:style-name="ro3">
          <table:table-cell office:value-type="string" calcext:value-type="string">
            <text:p>ProDecoder</text:p>
          </table:table-cell>
          <table:table-cell office:value-type="float" office:value="2012" calcext:value-type="float">
            <text:p>2012</text:p>
          </table:table-cell>
          <table:table-cell office:value-type="string" calcext:value-type="string">
            <text:p>Y. Wang, X. Yun, M. Z. Shafiq et al., “A semantics aware approach to automated reverse engineering unknown protocols,” in Proceedings of the 20th IEEE International Conference on Network Protocols (ICNP ’12), pp. 1–10, IEEE, Austin, Tex, USA, November 2012.</text:p>
          </table:table-cell>
          <table:table-cell table:style-name="ce7" office:value-type="string" calcext:value-type="string">
            <text:p><text:a xlink:href="https://doi.org/10.1109/ICNP.2012.6459963" xlink:type="simple">10.1109/ICNP.2012.6459963</text:a></text:p>
          </table:table-cell>
          <table:table-cell office:value-type="string" calcext:value-type="string">
            <text:p>https://yaogroup.cs.vt.edu/papers/ICNP-12.pdf</text:p>
          </table:table-cell>
          <table:table-cell office:value-type="string" calcext:value-type="string">
            <text:p>Successor of Biprominer which also addresses text-based protocols. Two-phases are used: first apply Biprominer, second use Needleman-Wunsch for alignment</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number-columns-repeated="1006"/>
        </table:table-row>
        <table:table-row table:style-name="ro4">
          <table:table-cell office:value-type="string" calcext:value-type="string">
            <text:p>Wang et al.</text:p>
          </table:table-cell>
          <table:table-cell office:value-type="float" office:value="2013" calcext:value-type="float">
            <text:p>2013</text:p>
          </table:table-cell>
          <table:table-cell office:value-type="string" calcext:value-type="string">
            <text:p>Y. Wang, N. Zhang, Y.-M. Wu, B.-B. Su, and Y.-J. Liao, “Protocol formats reverse engineering based on association rules in wireless environment,” in Proceedings of the 12th IEEE International Conference on Trust, Security and Privacy in Computing and Communications (TrustCom ’13), pp. 134–141, Melbourne, Australia, July 2013.</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ICMP</text:p>
          </table:table-cell>
          <table:table-cell office:value-type="string" calcext:value-type="string">
            <text:p>ARP</text:p>
          </table:table-cell>
          <table:table-cell table:number-columns-repeated="1006"/>
        </table:table-row>
        <table:table-row table:style-name="ro3">
          <table:table-cell office:value-type="string" calcext:value-type="string">
            <text:p>ProGraph</text:p>
          </table:table-cell>
          <table:table-cell office:value-type="float" office:value="2015" calcext:value-type="float">
            <text:p>2015</text:p>
          </table:table-cell>
          <table:table-cell office:value-type="string" calcext:value-type="string">
            <text:p>Q. Huang, P. P. C. Lee, and Z. Zhang, “Exploiting intrapacket dependency for fine-grained protocol format inference,” in Proceedings of the 14th IFIP Networking Conference (NETWORKING ’15), Toulouse, France, May 2015.</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DNS, BitTorrent, WeChat</text:p>
          </table:table-cell>
          <table:table-cell table:number-columns-repeated="1006"/>
        </table:table-row>
        <table:table-row table:style-name="ro5">
          <table:table-cell office:value-type="string" calcext:value-type="string">
            <text:p>Cai et al.</text:p>
          </table:table-cell>
          <table:table-cell office:value-type="float" office:value="2016" calcext:value-type="float">
            <text:p>2016</text:p>
          </table:table-cell>
          <table:table-cell office:value-type="string" calcext:value-type="string">
            <text:p>J. Cai, J. Luo, and F. Lei, “Analyzing network protocols of application layer using hidden Semi-Markov model,” Mathematical Problems in Engineering, vol. 2016, Article ID 9161723, 14 pages, 2016.</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 SSDP</text:p>
          </table:table-cell>
          <table:table-cell office:value-type="string" calcext:value-type="string">
            <text:p>DNS, BitTorrent, QQ, NetBios</text:p>
          </table:table-cell>
          <table:table-cell table:number-columns-repeated="1006"/>
        </table:table-row>
        <table:table-row table:style-name="ro4">
          <table:table-cell office:value-type="string" calcext:value-type="string">
            <text:p>WASp</text:p>
          </table:table-cell>
          <table:table-cell office:value-type="float" office:value="2016" calcext:value-type="float">
            <text:p>2016</text:p>
          </table:table-cell>
          <table:table-cell office:value-type="string" calcext:value-type="string">
            <text:p>K. Choi, Y. Son, J. Noh, H. Shin, J. Choi, and Y. Kim, “Dissecting customized protocols: automatic analysis for customized protocols based on IEEE 802.15.4,” in Proceedings of the 9th ACM Conference on Security and Privacy in Wireless and Mobile Networks, pp. 183–193, Darmstadt, Germany, July 2016.</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Smart plug &amp; PSD systems</text:p>
          </table:table-cell>
          <table:table-cell table:number-columns-repeated="1004"/>
        </table:table-row>
        <table:table-row table:style-name="ro5">
          <table:table-cell office:value-type="string" calcext:value-type="string">
            <text:p>PEXT</text:p>
          </table:table-cell>
          <table:table-cell office:value-type="float" office:value="2007" calcext:value-type="float">
            <text:p>2007</text:p>
          </table:table-cell>
          <table:table-cell office:value-type="string" calcext:value-type="string">
            <text:p>M. Shevertalov and S. Mancoridis, “A reverse engineering tool for extracting protocols of networked applications,” in Proceedings of the 14th Working Conference on Reverse Engineering (WCRE ’07), pp. 229–238, October 2007.</text:p>
          </table:table-cell>
          <table:table-cell table:number-columns-repeated="2"/>
          <table:table-cell office:value-type="string" calcext:value-type="string">
            <text:p>Message clustering for creating FSM graph and simplify FSM graph</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5">
          <table:table-cell office:value-type="string" calcext:value-type="string">
            <text:p>Xiao et al.</text:p>
          </table:table-cell>
          <table:table-cell office:value-type="float" office:value="2009" calcext:value-type="float">
            <text:p>2009</text:p>
          </table:table-cell>
          <table:table-cell office:value-type="string" calcext:value-type="string">
            <text:p>M.-M. Xiao, S.-Z. Yu, and Y. Wang, “Automatic network protocol automaton extraction,” in Proceedings of the 3rd International Conference on Network and System Security (NSS ’09), pp. 336–343, October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HTTP, FTP, SMTP</text:p>
          </table:table-cell>
          <table:table-cell table:number-columns-repeated="1007"/>
        </table:table-row>
        <table:table-row table:style-name="ro5">
          <table:table-cell office:value-type="string" calcext:value-type="string">
            <text:p>Trifilo et al.</text:p>
          </table:table-cell>
          <table:table-cell office:value-type="float" office:value="2009" calcext:value-type="float">
            <text:p>2009</text:p>
          </table:table-cell>
          <table:table-cell office:value-type="string" calcext:value-type="string">
            <text:p>A. Trifilo, S. Burschka, and E. Biersack, “Traffic to protocol reverse engineering,” in Proceedings of the IEEE Symposium on Computational Intelligence for Security and Defense Applications, pp. 1–8, July 2009.</text:p>
          </table:table-cell>
          <table:table-cell table:number-columns-repeated="2"/>
          <table:table-cell office:value-type="string" calcext:value-type="string">
            <text:p>Measure byte-wise variances in aligned messages</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DHCP, ARP, KAD</text:p>
          </table:table-cell>
          <table:table-cell table:number-columns-repeated="1006"/>
        </table:table-row>
        <table:table-row table:style-name="ro2">
          <table:table-cell office:value-type="string" calcext:value-type="string">
            <text:p>Antunes and Neves</text:p>
          </table:table-cell>
          <table:table-cell office:value-type="float" office:value="2009" calcext:value-type="float">
            <text:p>2009</text:p>
          </table:table-cell>
          <table:table-cell office:value-type="string" calcext:value-type="string">
            <text:p>J. Antunes and N. Neves, “Building an automaton towards reverse protocol engineering,” 2009, http://www.di.fc.ul.pt/∼nuno/PAPERS/INFORUM09.pdf.</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6">
          <table:table-cell office:value-type="string" calcext:value-type="string">
            <text:p>ReverX</text:p>
          </table:table-cell>
          <table:table-cell office:value-type="float" office:value="2011" calcext:value-type="float">
            <text:p>2011</text:p>
          </table:table-cell>
          <table:table-cell office:value-type="string" calcext:value-type="string">
            <text:p>J. Antunes, N. Neves, and P. Verissimo, “Reverse engineering of protocols from network traces,” in Proceedings of the 18th Working Conference on Reverse Engineering (WCRE ’11), pp. 169–178, October 2011.</text:p>
          </table:table-cell>
          <table:table-cell table:style-name="ce7" office:value-type="string" calcext:value-type="string">
            <text:p><text:a xlink:href="https://doi.org/10.1109/WCRE.2011.28" xlink:type="simple">10.1109/WCRE.2011.28</text:a></text:p>
          </table:table-cell>
          <table:table-cell office:value-type="string" calcext:value-type="string">
            <text:p>https://www.researchgate.net/profile/Joao_Antunes3/publication/221200255_Reverse_Engineering_of_Protocols_from_Network_Traces/links/0fcfd50c3eb9574ac4000000.pdf</text:p>
          </table:table-cell>
          <table:table-cell office:value-type="string" calcext:value-type="string">
            <text:p>Speech recognition (thus only for text-based protocols) to find carriage returns and spaces, afterwards looking for frequencies of keywords. Multiple partial FSMs are merged and simplified to get PFSM</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FTP</text:p>
          </table:table-cell>
          <table:table-cell table:number-columns-repeated="3"/>
          <table:table-cell office:value-type="string" calcext:value-type="string">
            <text:p>https://github.com/jasantunes/reverx</text:p>
          </table:table-cell>
          <table:table-cell table:number-columns-repeated="1003"/>
        </table:table-row>
        <table:table-row table:style-name="ro3">
          <table:table-cell office:value-type="string" calcext:value-type="string">
            <text:p>Veritas</text:p>
          </table:table-cell>
          <table:table-cell office:value-type="float" office:value="2011" calcext:value-type="float">
            <text:p>2011</text:p>
          </table:table-cell>
          <table:table-cell office:value-type="string" calcext:value-type="string">
            <text:p>Y. Wang, Z. Zhang, D. D. Yao, B. Qu, and L. Guo, “Inferring protocol state machine from network traces: a probabilistic approach,” in Proceedings of the 9th Applied Cryptography and Network Security International Conference (ACNS ’11), pp. 1–18, 2011.</text:p>
          </table:table-cell>
          <table:table-cell table:number-columns-repeated="2"/>
          <table:table-cell office:value-type="string" calcext:value-type="string">
            <text:p>Identifiying keywords, clustering and transition probability → probabilistic protocol state machine</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SMTP</text:p>
          </table:table-cell>
          <table:table-cell office:value-type="string" calcext:value-type="string">
            <text:p>PPLIVE, XUNLEI</text:p>
          </table:table-cell>
          <table:table-cell table:number-columns-repeated="1006"/>
        </table:table-row>
        <table:table-row table:style-name="ro3">
          <table:table-cell office:value-type="string" calcext:value-type="string">
            <text:p>Zhang et al.</text:p>
          </table:table-cell>
          <table:table-cell office:value-type="float" office:value="2012" calcext:value-type="float">
            <text:p>2012</text:p>
          </table:table-cell>
          <table:table-cell office:value-type="string" calcext:value-type="string">
            <text:p>Z. Zhang, Q.-Y. Wen, and W. Tang, “Mining protocol state machines by interactive grammar inference,” in Proceedings of the 2012 3rd International Conference on Digital Manufacturing and Automation (ICDMA ’12), pp. 524–527, August 2012.</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HTTP, SNMP, ISAKMP</text:p>
          </table:table-cell>
          <table:table-cell table:number-columns-repeated="1007"/>
        </table:table-row>
        <table:table-row table:style-name="ro3">
          <table:table-cell office:value-type="string" calcext:value-type="string">
            <text:p>Laroche et al.</text:p>
          </table:table-cell>
          <table:table-cell office:value-type="float" office:value="2013" calcext:value-type="float">
            <text:p>2013</text:p>
          </table:table-cell>
          <table:table-cell office:value-type="string" calcext:value-type="string">
            <text:p>P. Laroche, A. Burrows, and A. N. Zincir-Heywood, “How far an evolutionary approach can go for protocol state analysis and discovery,” in Proceedings of the IEEE Congress on Evolutionary Computation (CEC ’13), pp. 3228–3235, June 2013.</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office:value-type="string" calcext:value-type="string">
            <text:p>DHCP</text:p>
          </table:table-cell>
          <table:table-cell table:number-columns-repeated="1006"/>
        </table:table-row>
        <table:table-row table:style-name="ro3">
          <table:table-cell office:value-type="string" calcext:value-type="string">
            <text:p>Meng et al.</text:p>
          </table:table-cell>
          <table:table-cell office:value-type="float" office:value="2014" calcext:value-type="float">
            <text:p>2014</text:p>
          </table:table-cell>
          <table:table-cell office:value-type="string" calcext:value-type="string">
            <text:p>F. Meng, Y. Liu, C. Zhang, T. Li, and Y. Yue, “Inferring protocol state machine for binary communication protocol,” in Proceedings of the IEEE Workshop on Advanced Research and Technology in Industry Applications (WARTIA ’14), pp. 870–874, September 2014.</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ARP</text:p>
          </table:table-cell>
          <table:table-cell table:number-columns-repeated="1006"/>
        </table:table-row>
        <table:table-row table:style-name="ro5">
          <table:table-cell office:value-type="string" calcext:value-type="string">
            <text:p>GAPA</text:p>
          </table:table-cell>
          <table:table-cell office:value-type="float" office:value="2005" calcext:value-type="float">
            <text:p>2005</text:p>
          </table:table-cell>
          <table:table-cell office:value-type="string" calcext:value-type="string">
            <text:p>N. Borisov, D. J. Brumley, H. J. Wang, J. Dunagan, P. Joshi, and C. Guo, “Generic application-level protocol analyzer and its language,” MSR Technical Report MSR-TR-2005-133, 2005.</text:p>
          </table:table-cell>
          <table:table-cell/>
          <table:table-cell office:value-type="string" calcext:value-type="string">
            <text:p>http://www.academia.edu/download/31148072/2005-133.pdf</text:p>
          </table:table-cell>
          <table:table-cell office:value-type="string" calcext:value-type="string">
            <text:p>Protocol analyzer and open language that uses the protocol analyzer specification Spec → it is meant to be integrated in monitoring and analyzing tools</text:p>
          </table:table-cell>
          <table:table-cell/>
          <table:table-cell table:number-columns-repeated="3" office:value-type="string" calcext:value-type="string">
            <text:p>x</text:p>
          </table:table-cell>
          <table:table-cell/>
          <table:table-cell office:value-type="string" calcext:value-type="string">
            <text:p>HTTP</text:p>
          </table:table-cell>
          <table:table-cell table:number-columns-repeated="1007"/>
        </table:table-row>
        <table:table-row table:style-name="ro3">
          <table:table-cell office:value-type="string" calcext:value-type="string">
            <text:p>Biprominer</text:p>
          </table:table-cell>
          <table:table-cell office:value-type="float" office:value="2011" calcext:value-type="float">
            <text:p>2011</text:p>
          </table:table-cell>
          <table:table-cell office:value-type="string" calcext:value-type="string">
            <text:p>Y. Wang, X. Li, J. Meng, Y. Zhao, Z. Zhang, and L. Guo, “Biprominer: automatic mining of binary protocol features,” in Proceedings of the 12th International Conference on Parallel and Distributed Computing, Applications and Technologies (PDCAT ’11), pp. 179–184, October 2011.</text:p>
          </table:table-cell>
          <table:table-cell table:style-name="Default" office:value-type="string" calcext:value-type="string">
            <text:p>10.1109/PDCAT.2011.25</text:p>
          </table:table-cell>
          <table:table-cell table:style-name="Default"/>
          <table:table-cell office:value-type="string" calcext:value-type="string">
            <text:p>Statistical analysis including three phases, learning phase, labeling phase and transition probability model building phase. See [this figure](img/biprominer.png).</text:p>
          </table:table-cell>
          <table:table-cell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UNLEI, QQLive, SopCast</text:p>
          </table:table-cell>
          <table:table-cell table:number-columns-repeated="1006"/>
        </table:table-row>
        <table:table-row table:style-name="ro3">
          <table:table-cell office:value-type="string" calcext:value-type="string">
            <text:p>Netzob</text:p>
          </table:table-cell>
          <table:table-cell office:value-type="float" office:value="2012" calcext:value-type="float">
            <text:p>2012</text:p>
          </table:table-cell>
          <table:table-cell office:value-type="string" calcext:value-type="string">
            <text:p>G. Bossert, F. Guihéry, and G. Hiet, “Towards automated protocol reverse engineering using semantic information,” in Proceedings of the 9th ACM Symposium on Information, Computer and Communications Security, Kyoto, Japan, June 2014.</text:p>
          </table:table-cell>
          <table:table-cell table:style-name="Default" office:value-type="string" calcext:value-type="string">
            <text:p>10.1145/2590296.2590346</text:p>
          </table:table-cell>
          <table:table-cell office:value-type="string" calcext:value-type="string">
            <text:p>https://www.amossys.fr/upload/publication.pdf</text:p>
          </table:table-cell>
          <table:table-cell office:value-type="string" calcext:value-type="string">
            <text:p>See [this figure](https://github.com/netzob/netzob/blob/4a72c0cbd6d1e7b997b2b8ad170b7a38e400dfca/netzob/doc/documentation/source/netzob_archi.png)</text:p>
          </table:table-cell>
          <table:table-cell table:number-columns-repeated="4" office:value-type="string" calcext:value-type="string">
            <text:p>x</text:p>
          </table:table-cell>
          <table:table-cell/>
          <table:table-cell office:value-type="string" calcext:value-type="string">
            <text:p>FTP, Samba</text:p>
          </table:table-cell>
          <table:table-cell office:value-type="string" calcext:value-type="string">
            <text:p>SMB</text:p>
          </table:table-cell>
          <table:table-cell/>
          <table:table-cell office:value-type="string" calcext:value-type="string">
            <text:p>Unknown P2P &amp; VoIP protocol</text:p>
          </table:table-cell>
          <table:table-cell office:value-type="string" calcext:value-type="string">
            <text:p>https://github.com/netzob/netzob</text:p>
          </table:table-cell>
          <table:table-cell table:number-columns-repeated="1003"/>
        </table:table-row>
        <table:table-row table:style-name="ro5">
          <table:table-cell office:value-type="string" calcext:value-type="string">
            <text:p>AutoReEngine</text:p>
          </table:table-cell>
          <table:table-cell office:value-type="float" office:value="2013" calcext:value-type="float">
            <text:p>2013</text:p>
          </table:table-cell>
          <table:table-cell office:value-type="string" calcext:value-type="string">
            <text:p>J.-Z. Luo and S.-Z. Yu, “Position-based automatic reverse engineering of network protocols,” Journal of Network and Computer Applications, vol. 36, no. 3, pp. 1070–1077, 2013.</text:p>
          </table:table-cell>
          <table:table-cell table:style-name="ce27" office:value-type="string" calcext:value-type="string">
            <text:p><text:a xlink:href="https://doi.org/10.1016/j.jnca.2013.01.013" xlink:type="simple">10.1016/j.jnca.2013.01.013</text:a></text:p>
          </table:table-cell>
          <table:table-cell/>
          <table:table-cell office:value-type="string" calcext:value-type="string">
            <text:p>Apriori Algorithm (based on Agrawal/Srikant 1994). Identify fields and keywords by considering the amount of occurrences. Message formats are considered as series of keywords. State machines are derived from labeled messages or frequent subsequences. See [this figure](img/autoreengine.png) for clarification.</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 FTP, SMTP, POP3</text:p>
          </table:table-cell>
          <table:table-cell office:value-type="string" calcext:value-type="string">
            <text:p>DNS, NetBIOS</text:p>
          </table:table-cell>
          <table:table-cell table:number-columns-repeated="1006"/>
        </table:table-row>
        <table:table-row table:style-name="ro7">
          <table:table-cell office:value-type="string" calcext:value-type="string">
            <text:p>ScriptGen</text:p>
          </table:table-cell>
          <table:table-cell office:value-type="float" office:value="2005" calcext:value-type="float">
            <text:p>2005</text:p>
          </table:table-cell>
          <table:table-cell office:value-type="string" calcext:value-type="string">
            <text:p>C. Leita, K. Mermoud, and M. Dacier, “ScriptGen: an automated script generation tool for Honeyd,” in Proceedings of the 21st Annual Computer Security Applications Conference (ACSAC ’05), pp. 203–214, Tucson, Ariz, USA, December 2005.</text:p>
          </table:table-cell>
          <table:table-cell table:style-name="ce28" office:value-type="string" calcext:value-type="string">
            <text:p><text:a xlink:href="https://doi.org/10.1109/CSAC.2005.49" xlink:type="simple">10.1109/CSAC.2005.49</text:a></text:p>
          </table:table-cell>
          <table:table-cell office:value-type="string" calcext:value-type="string">
            <text:p>https://www.researchgate.net/profile/Marc_Dacier/publication/4207362_ScriptGen_an_automated_script_generation_tool_for_Honeyd/links/02e7e52f3691fd9dbb000000/ScriptGen-an-automated-script-generation-tool-for-Honeyd.pdf</text:p>
          </table:table-cell>
          <table:table-cell office:value-type="string" calcext:value-type="string">
            <text:p>Grouping and clustering messages, find edges from clusters to clusters for being able to replay messages once a similar message arrives</text:p>
          </table:table-cell>
          <table:table-cell office:value-type="string" calcext:value-type="string">
            <text:p>x</text:p>
          </table:table-cell>
          <table:table-cell table:number-columns-repeated="3"/>
          <table:table-cell office:value-type="string" calcext:value-type="string">
            <text:p>Dialogs/scripts (for replaying)</text:p>
          </table:table-cell>
          <table:table-cell office:value-type="string" calcext:value-type="string">
            <text:p>HTTP</text:p>
          </table:table-cell>
          <table:table-cell office:value-type="string" calcext:value-type="string">
            <text:p>NetBIOS</text:p>
          </table:table-cell>
          <table:table-cell/>
          <table:table-cell office:value-type="string" calcext:value-type="string">
            <text:p>DCE</text:p>
          </table:table-cell>
          <table:table-cell table:number-columns-repeated="1004"/>
        </table:table-row>
        <table:table-row table:style-name="ro4">
          <table:table-cell office:value-type="string" calcext:value-type="string">
            <text:p>RolePlayer</text:p>
          </table:table-cell>
          <table:table-cell office:value-type="float" office:value="2006" calcext:value-type="float">
            <text:p>2006</text:p>
          </table:table-cell>
          <table:table-cell office:value-type="string" calcext:value-type="string">
            <text:p>W. Cui, V. Paxson, N. C. Weaver, and R. H. Katz, “Protocolindependent adaptive replay of application dialog,” in Proceedings of the 13th Symposium on Network and Distributed System Security (NDSS ’06), 2006.</text:p>
          </table:table-cell>
          <table:table-cell/>
          <table:table-cell office:value-type="string" calcext:value-type="string">
            <text:p>https://www.ndss-symposium.org/wp-content/uploads/2017/09/Protocol-Independent-Adaptive-Replay-of-Application-Dialog-Weidong-Cui.pdf</text:p>
          </table:table-cell>
          <table:table-cell office:value-type="string" calcext:value-type="string">
            <text:p>Byte-wise sequence alignment (find variable fields in messages) and clustering with FSM simplification</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 FTP, SMTP, NFS, TFTP</text:p>
          </table:table-cell>
          <table:table-cell office:value-type="string" calcext:value-type="string">
            <text:p>DNS, BitTorrent, QQ, NetBios</text:p>
          </table:table-cell>
          <table:table-cell office:value-type="string" calcext:value-type="string">
            <text:p>SMB, CIFS</text:p>
          </table:table-cell>
          <table:table-cell table:number-columns-repeated="1005"/>
        </table:table-row>
        <table:table-row table:style-name="ro5">
          <table:table-cell office:value-type="string" calcext:value-type="string">
            <text:p>Ma et al.</text:p>
          </table:table-cell>
          <table:table-cell office:value-type="float" office:value="2006" calcext:value-type="float">
            <text:p>2006</text:p>
          </table:table-cell>
          <table:table-cell office:value-type="string" calcext:value-type="string">
            <text:p>J. Ma, K. Levchenko, C. Kreibich, S. Savage, and G. Voelker, “Automatic protocol inference: unexpected means of identifying protocols,” UCSD Computer Science Technical Report CS2006-0850, 2006.</text:p>
          </table:table-cell>
          <table:table-cell table:style-name="ce27" office:value-type="string" calcext:value-type="string">
            <text:p><text:a xlink:href="https://doi.org/10.1145/1177080.1177123" xlink:type="simple">10.1145/1177080.1177123</text:a></text:p>
          </table:table-cell>
          <table:table-cell office:value-type="string" calcext:value-type="string">
            <text:p>http://www.academia.edu/download/38268/2q7zdptm5klmgg2h0g9.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App-identification</text:p>
          </table:table-cell>
          <table:table-cell office:value-type="string" calcext:value-type="string">
            <text:p>HTTP, FTP, SMTP, HTTPS (TCP-Protos)</text:p>
          </table:table-cell>
          <table:table-cell office:value-type="string" calcext:value-type="string">
            <text:p>DNS, NetBIOS, SrvLoc (UDP-Protos)</text:p>
          </table:table-cell>
          <table:table-cell table:number-columns-repeated="1006"/>
        </table:table-row>
        <table:table-row table:style-name="ro5">
          <table:table-cell office:value-type="string" calcext:value-type="string">
            <text:p>Boosting</text:p>
          </table:table-cell>
          <table:table-cell office:value-type="float" office:value="2008" calcext:value-type="float">
            <text:p>2008</text:p>
          </table:table-cell>
          <table:table-cell office:value-type="string" calcext:value-type="string">
            <text:p>K. Gopalratnam, S. Basu, J. Dunagan, and H. J. Wang, “Automatically extracting fields from unknown network protocols,” in Proceedings of the 15th Symposium on Network and Distributed System Security (NDSS ’08), 2008.</text:p>
          </table:table-cell>
          <table:table-cell/>
          <table:table-cell office:value-type="string" calcext:value-type="string">
            <text:p>http://www.nicemice.net/helen/papers/sysml-Gopalratnam.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table:table-cell office:value-type="string" calcext:value-type="string">
            <text:p>DNS</text:p>
          </table:table-cell>
          <table:table-cell table:number-columns-repeated="1006"/>
        </table:table-row>
        <table:table-row table:style-name="ro4">
          <table:table-cell office:value-type="string" calcext:value-type="string">
            <text:p>Dispatcher</text:p>
          </table:table-cell>
          <table:table-cell office:value-type="float" office:value="2009" calcext:value-type="float">
            <text:p>2009</text:p>
          </table:table-cell>
          <table:table-cell office:value-type="string" calcext:value-type="string">
            <text:p>J. Caballero, P. Poosankam, C. Kreibich, and D. Song, “Dispatcher: enabling active botnet infiltration using automatic protocol reverse-engineering,” in Proceedings of the 16th ACM Conference on Computer and Communications Security (CCS ’09), pp. 621–634, ACM, Chicago, Ill, USA, November 2009.</text:p>
          </table:table-cell>
          <table:table-cell table:style-name="ce27" office:value-type="string" calcext:value-type="string">
            <text:p><text:a xlink:href="https://doi.org/10.1145/1653662.1653737" xlink:type="simple">10.1145/1653662.1653737</text:a></text:p>
          </table:table-cell>
          <table:table-cell office:value-type="string" calcext:value-type="string">
            <text:p>https://people.eecs.berkeley.edu/~dawnsong/papers/2009%20Dispatcher.pdf</text:p>
          </table:table-cell>
          <table:table-cell office:value-type="string" calcext:value-type="string">
            <text:p>Dynamic taint-analysis (successor of Polyglot using send instead of received messages)</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table:number-columns-repeated="1006"/>
        </table:table-row>
        <table:table-row table:style-name="ro2">
          <table:table-cell office:value-type="string" calcext:value-type="string">
            <text:p>ASAP</text:p>
          </table:table-cell>
          <table:table-cell office:value-type="float" office:value="2011" calcext:value-type="float">
            <text:p>2011</text:p>
          </table:table-cell>
          <table:table-cell office:value-type="string" calcext:value-type="string">
            <text:p>T. Krueger, N. Krmer, and K. Rieck, “Asap: automatic semantics-aware analysis of network payloads,” in Proceedings of the ECML/PKDD, 2011.</text:p>
          </table:table-cell>
          <table:table-cell/>
          <table:table-cell office:value-type="string" calcext:value-type="string">
            <text:p>https://oar.tib.eu/jspui/bitstream/123456789/2288/1/664831966.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Semantics</text:p>
          </table:table-cell>
          <table:table-cell office:value-type="string" calcext:value-type="string">
            <text:p>HTTP, FTP, IRC, TFTP</text:p>
          </table:table-cell>
          <table:table-cell table:number-columns-repeated="1007"/>
        </table:table-row>
        <table:table-row table:style-name="ro5">
          <table:table-cell office:value-type="string" calcext:value-type="string">
            <text:p>Dispatcher2</text:p>
          </table:table-cell>
          <table:table-cell office:value-type="float" office:value="2013" calcext:value-type="float">
            <text:p>2013</text:p>
          </table:table-cell>
          <table:table-cell office:value-type="string" calcext:value-type="string">
            <text:p>J. Caballero and D. Song, “Automatic protocol reverse-engineering: message format extraction and field semantics inference,” Computer Networks, vol. 57, no. 2, pp. 451–474, 2013.</text:p>
          </table:table-cell>
          <table:table-cell table:style-name="ce27" office:value-type="string" calcext:value-type="string">
            <text:p><text:a xlink:href="https://doi.org/10.1016/j.comnet.2012.08.003" xlink:type="simple">10.1016/j.comnet.2012.08.003</text:a></text:p>
          </table:table-cell>
          <table:table-cell office:value-type="string" calcext:value-type="string">
            <text:p>http://www.academia.edu/download/47267446/j.comnet.2012.08.00320160715-7025-1uns1ji.pdf</text:p>
          </table:table-cell>
          <table:table-cell office:value-type="string" calcext:value-type="string">
            <text:p>Please review</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office:value-type="string" calcext:value-type="string">
            <text:p>SMB</text:p>
          </table:table-cell>
          <table:table-cell table:number-columns-repeated="1005"/>
        </table:table-row>
        <table:table-row table:style-name="ro5">
          <table:table-cell office:value-type="string" calcext:value-type="string">
            <text:p>ProVeX</text:p>
          </table:table-cell>
          <table:table-cell office:value-type="float" office:value="2013" calcext:value-type="float">
            <text:p>2013</text:p>
          </table:table-cell>
          <table:table-cell office:value-type="string" calcext:value-type="string">
            <text:p>C. Rossow and C. J. Dietrich, “PROVEX: detecting botnets with encrypted command and control channels,” in Detection of Intrusions and Malware, and Vulnerability Assessment, Springer, 2013.</text:p>
          </table:table-cell>
          <table:table-cell/>
          <table:table-cell office:value-type="string" calcext:value-type="string">
            <text:p>https://chrisdietri.ch/files/provex-dimva2013.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Signatures</text:p>
          </table:table-cell>
          <table:table-cell office:value-type="string" calcext:value-type="string">
            <text:p>HTTP, SMTP, IMAP</text:p>
          </table:table-cell>
          <table:table-cell office:value-type="string" calcext:value-type="string">
            <text:p>DNS, VoIP, XMPP</text:p>
          </table:table-cell>
          <table:table-cell/>
          <table:table-cell office:value-type="string" calcext:value-type="string">
            <text:p>Malware Family Protocols</text:p>
          </table:table-cell>
          <table:table-cell table:number-columns-repeated="1004"/>
        </table:table-row>
        <table:table-row table:style-name="ro2">
          <table:table-cell office:value-type="string" calcext:value-type="string">
            <text:p>PIP</text:p>
          </table:table-cell>
          <table:table-cell office:value-type="float" office:value="2004" calcext:value-type="float">
            <text:p>2004</text:p>
          </table:table-cell>
          <table:table-cell office:value-type="string" calcext:value-type="string">
            <text:p>M. Beddoe, “The protocol informatics project,” 2004, http://www.4tphi.net/∼awalters/PI/PI.html.</text:p>
          </table:table-cell>
          <table:table-cell/>
          <table:table-cell office:value-type="string" calcext:value-type="string">
            <text:p>http://www.4tphi.net/~awalters/PI/pi.pdf</text:p>
          </table:table-cell>
          <table:table-cell office:value-type="string" calcext:value-type="string">
            <text:p>Keyword detection and Sequence alignment based on Needleman and Wunsch 1970 and Smith and Waterman 1981. This approach was applied and extended by many following papers</text:p>
          </table:table-cell>
          <table:table-cell office:value-type="string" calcext:value-type="string">
            <text:p>x</text:p>
          </table:table-cell>
          <table:table-cell table:number-columns-repeated="3"/>
          <table:table-cell office:value-type="string" calcext:value-type="string">
            <text:p>Keywords/ fields</text:p>
          </table:table-cell>
          <table:table-cell office:value-type="string" calcext:value-type="string">
            <text:p>HTTP</text:p>
          </table:table-cell>
          <table:table-cell table:number-columns-repeated="1007"/>
        </table:table-row>
        <table:table-row table:style-name="ro5">
          <table:table-cell office:value-type="string" calcext:value-type="string">
            <text:p>FieldHunter</text:p>
          </table:table-cell>
          <table:table-cell office:value-type="float" office:value="2015" calcext:value-type="float">
            <text:p>2015</text:p>
          </table:table-cell>
          <table:table-cell office:value-type="string" calcext:value-type="string">
            <text:p>I. Bermudez, A. Tongaonkar, M. Iliofotou, M. Mellia, and M. M. Munafo, “Automatic protocol field inference for deeper protocol understanding,” in Proceedings of the 14th IFIP Networking Conference (Networking ’15), pp. 1–9, May 2015.</text:p>
          </table:table-cell>
          <table:table-cell table:style-name="ce27" office:value-type="string" calcext:value-type="string">
            <text:p><text:a xlink:href="https://doi.org/10.1109/IFIPNetworking.2015.7145307" xlink:type="simple">10.1109/IFIPNetworking.2015.7145307</text:a></text:p>
          </table:table-cell>
          <table:table-cell office:value-type="string" calcext:value-type="string">
            <text:p>http://dl.ifip.org/db/conf/networking/networking2015/1570062733.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office:value-type="string" calcext:value-type="string">
            <text:p>MSNP</text:p>
          </table:table-cell>
          <table:table-cell office:value-type="string" calcext:value-type="string">
            <text:p>DNS</text:p>
          </table:table-cell>
          <table:table-cell/>
          <table:table-cell office:value-type="string" calcext:value-type="string">
            <text:p>SopCast, Ramnit</text:p>
          </table:table-cell>
          <table:table-cell table:number-columns-repeated="1004"/>
        </table:table-row>
        <table:table-row table:style-name="ro3">
          <table:table-cell office:value-type="string" calcext:value-type="string">
            <text:p>RS Cluster</text:p>
          </table:table-cell>
          <table:table-cell office:value-type="float" office:value="2015" calcext:value-type="float">
            <text:p>2015</text:p>
          </table:table-cell>
          <table:table-cell office:value-type="string" calcext:value-type="string">
            <text:p>J.-Z. Luo, S.-Z. Yu, and J. Cai, “Capturing uncertainty information and categorical characteristics for network payload grouping in protocol reverse engineering,” Mathematical Problems in Engineering, vol. 2015, Article ID 962974, 9 pages, 2015.</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Grouped-messages</text:p>
          </table:table-cell>
          <table:table-cell office:value-type="string" calcext:value-type="string">
            <text:p>FTP, SMTP, POP3, HTTPS</text:p>
          </table:table-cell>
          <table:table-cell office:value-type="string" calcext:value-type="string">
            <text:p>DNS, XunLei, BitTorrent, BitSpirit, QQ, eMule</text:p>
          </table:table-cell>
          <table:table-cell/>
          <table:table-cell office:value-type="string" calcext:value-type="string">
            <text:p>MSSQL, Kugoo, PPTV</text:p>
          </table:table-cell>
          <table:table-cell table:number-columns-repeated="1004"/>
        </table:table-row>
        <table:table-row table:style-name="ro3">
          <table:table-cell office:value-type="string" calcext:value-type="string">
            <text:p>UPCSS</text:p>
          </table:table-cell>
          <table:table-cell office:value-type="float" office:value="2015" calcext:value-type="float">
            <text:p>2015</text:p>
          </table:table-cell>
          <table:table-cell office:value-type="string" calcext:value-type="string">
            <text:p>R. Lin, O. Li, Q. Li, and Y. Liu, “Unknown network protocol classification method based on semi supervised learning,” in Proceedings of the IEEE International Conference on Computer and Communications (ICCC ’15), pp. 300–308, Chengdu, China, October 2015.</text:p>
          </table:table-cell>
          <table:table-cell table:style-name="ce27" office:value-type="string" calcext:value-type="string">
            <text:p><text:a xlink:href="https://doi.org/10.1109/CompComm.2015.7387586" xlink:type="simple">10.1109/CompComm.2015.738758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Proto-classification</text:p>
          </table:table-cell>
          <table:table-cell office:value-type="string" calcext:value-type="string">
            <text:p>HTTP, FTP, SMTP, POP3, IMAP</text:p>
          </table:table-cell>
          <table:table-cell office:value-type="string" calcext:value-type="string">
            <text:p>DNS, SSL, SSH</text:p>
          </table:table-cell>
          <table:table-cell office:value-type="string" calcext:value-type="string">
            <text:p>SMB</text:p>
          </table:table-cell>
          <table:table-cell table:number-columns-repeated="1005"/>
        </table:table-row>
        <table:table-row table:style-name="ro8">
          <table:table-cell office:value-type="string" calcext:value-type="string">
            <text:p>PowerShell</text:p>
          </table:table-cell>
          <table:table-cell office:value-type="float" office:value="2017" calcext:value-type="float">
            <text:p>2017</text:p>
          </table:table-cell>
          <table:table-cell office:value-type="string" calcext:value-type="string">
            <text:p>D. R. Fletcher Jr., Identifying Vulnerable Network Protocols with PowerShell, SANS Institute Reading Room site, 2017.</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Dialogs/scripts</text:p>
          </table:table-cell>
          <table:table-cell/>
          <table:table-cell office:value-type="string" calcext:value-type="string">
            <text:p>ARP, OSPF, DHCP, STP</text:p>
          </table:table-cell>
          <table:table-cell/>
          <table:table-cell office:value-type="string" calcext:value-type="string">
            <text:p>CDP/DTP/VTP, HSRP, LLDP, LLMNR, mDNS, NBNS, VRRP</text:p>
          </table:table-cell>
          <table:table-cell table:number-columns-repeated="1004"/>
        </table:table-row>
        <table:table-row table:style-name="ro5">
          <table:table-cell office:value-type="string" calcext:value-type="string">
            <text:p>ProPrint</text:p>
          </table:table-cell>
          <table:table-cell office:value-type="float" office:value="2017" calcext:value-type="float">
            <text:p>2017</text:p>
          </table:table-cell>
          <table:table-cell office:value-type="string" calcext:value-type="string">
            <text:p>Y. Wang, X. Yun, Y. Zhang, L. Chen, and G. Wu, “A nonparametric approach to the automated protocol fingerprint inference,” Journal of Network and Computer Applications, vol. 99, pp. 1–9, 2017.</text:p>
          </table:table-cell>
          <table:table-cell table:style-name="ce27" office:value-type="string" calcext:value-type="string">
            <text:p><text:a xlink:href="https://doi.org/10.1016/j.jnca.2017.10.009" xlink:type="simple">10.1016/j.jnca.2017.10.009</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ngerprints</text:p>
          </table:table-cell>
          <table:table-cell table:number-columns-repeated="1008"/>
        </table:table-row>
        <table:table-row table:style-name="ro5">
          <table:table-cell office:value-type="string" calcext:value-type="string">
            <text:p>ProHacker</text:p>
          </table:table-cell>
          <table:table-cell office:value-type="float" office:value="2017" calcext:value-type="float">
            <text:p>2017</text:p>
          </table:table-cell>
          <table:table-cell office:value-type="string" calcext:value-type="string">
            <text:p>Y. Wang, X. Yun, Y. Zhang, L. Chen, and T. Zang, “Rethinking robust and accurate application protocol identification,” Computer Networks, vol. 129, pp. 64–78, 2017.</text:p>
          </table:table-cell>
          <table:table-cell table:style-name="ce27" office:value-type="string" calcext:value-type="string">
            <text:p><text:a xlink:href="https://doi.org/10.1016/j.comnet.2017.09.006" xlink:type="simple">10.1016/j.comnet.2017.09.00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Keywords</text:p>
          </table:table-cell>
          <table:table-cell table:number-columns-repeated="1008"/>
        </table:table-row>
        <table:table-row table:style-name="ro5">
          <table:table-cell table:style-name="ce24" office:value-type="string" calcext:value-type="string">
            <text:p>FFE/x86</text:p>
          </table:table-cell>
          <table:table-cell office:value-type="float" office:value="2006" calcext:value-type="float">
            <text:p>2006</text:p>
          </table:table-cell>
          <table:table-cell office:value-type="string" calcext:value-type="string">
            <text:p>Lim, J., Reps, T., Liblit, B.: Extracting output formats from executables. In: 13th Working Conference on Reverse Engineering, 2006. WCRE ’06, pp. 167–178. IEEE, Benevento (2006). doi:10.1109/WCRE.2006.29</text:p>
          </table:table-cell>
          <table:table-cell table:style-name="ce27" office:value-type="string" calcext:value-type="string">
            <text:p><text:a xlink:href="https://doi.org/10.1109/WCRE.2006.29" xlink:type="simple">10.1109/WCRE.2006.29</text:a></text:p>
          </table:table-cell>
          <table:table-cell office:value-type="string" calcext:value-type="string">
            <text:p>http://citeseerx.ist.psu.edu/viewdoc/download?doi=10.1.1.138.3603&amp;rep=rep1&amp;type=pdf</text:p>
          </table:table-cell>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6">
          <table:table-cell table:style-name="ce24" office:value-type="string" calcext:value-type="string">
            <text:p>Replayer</text:p>
          </table:table-cell>
          <table:table-cell office:value-type="float" office:value="2006" calcext:value-type="float">
            <text:p>2006</text:p>
          </table:table-cell>
          <table:table-cell office:value-type="string" calcext:value-type="string">
            <text:p>Cui, W., Paxson, V., Weaver, N., Katz, R.H.: Protocol-independent adaptive replay of application dialog. In: Proceedings of the 13th Annual Network and Distributed System Security Symposium (NDSS). Internet Society, San Diego (2006). http://research.microsoft.com/apps/pubs/default.aspx?id=15319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osetta</text:p>
          </table:table-cell>
          <table:table-cell office:value-type="float" office:value="2007" calcext:value-type="float">
            <text:p>2007</text:p>
          </table:table-cell>
          <table:table-cell office:value-type="string" calcext:value-type="string">
            <text:p>Caballero, J., Song, D.: Rosetta: Extracting Protocol Semantics Using Binary Analysis with Applications to Protocol Replay and NAT Rewriting. Technical Report CMU-CyLab-07-014, Carnegie Mellon University, Pittsburgh (200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ConfigRE</text:p>
          </table:table-cell>
          <table:table-cell office:value-type="float" office:value="2008" calcext:value-type="float">
            <text:p>2008</text:p>
          </table:table-cell>
          <table:table-cell office:value-type="string" calcext:value-type="string">
            <text:p>Wang, R., Wang, X., Zhang, K., Li, Z.: Towards automatic reverse engineering of software security configurations. In: Proceedings of the 15th ACM Conference on Computer and Communications Security, CCS ’08, pp. 245–256. ACM, Limerick (2008). doi:10.1145/1455770.145580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8">
          <table:table-cell table:style-name="ce24" office:value-type="string" calcext:value-type="string">
            <text:p>Fuzzgrind</text:p>
          </table:table-cell>
          <table:table-cell office:value-type="float" office:value="2009" calcext:value-type="float">
            <text:p>2009</text:p>
          </table:table-cell>
          <table:table-cell office:value-type="string" calcext:value-type="string">
            <text:p>Campana, G.: Fuzzgrind: an automatic fuzzing tool. In: Hack. lu. Hack. lu, Luxembourg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EWARDS</text:p>
          </table:table-cell>
          <table:table-cell office:value-type="float" office:value="2010" calcext:value-type="float">
            <text:p>2010</text:p>
          </table:table-cell>
          <table:table-cell office:value-type="string" calcext:value-type="string">
            <text:p>Lin, Z., Zhang, X., Xu, D.: Automatic reverse engineering of data structures from binary execution. In: Proceedings of the 17th Annual Network and Distributed System Security Symposium (NDSS). Internet Society, San Diego (2010)</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4">
          <table:table-cell table:style-name="ce24" office:value-type="string" calcext:value-type="string">
            <text:p>MACE</text:p>
          </table:table-cell>
          <table:table-cell office:value-type="float" office:value="2010" calcext:value-type="float">
            <text:p>2010</text:p>
          </table:table-cell>
          <table:table-cell office:value-type="string" calcext:value-type="string">
            <text:p>Cho, C.Y., Babi D., Shin, E.C.R., Song, D.: Inference and analysis of formal models of botnet command and control protocols. In: Proceedings of the 17th ACM Conference on Computer and Communications Security, CCS ’10, pp. 426–439. ACM, New York, NY (2010). doi:10.1145/1866307.1866355</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Howard</text:p>
          </table:table-cell>
          <table:table-cell office:value-type="float" office:value="2011" calcext:value-type="float">
            <text:p>2011</text:p>
          </table:table-cell>
          <table:table-cell office:value-type="string" calcext:value-type="string">
            <text:p>Slowinska, A., Stancescu, T., Bos, H.: Howard: a dynamic excavator for reverse engineering data structures. In: Proceedings of the 18th Annual Network and Distributed System Security Symposium (NDSS). Internet Society, San Diego (2011)</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PRISMA</text:p>
          </table:table-cell>
          <table:table-cell office:value-type="float" office:value="2012" calcext:value-type="float">
            <text:p>2012</text:p>
          </table:table-cell>
          <table:table-cell office:value-type="string" calcext:value-type="string">
            <text:p>Krueger, T., Gascon, H., Krmer, N., Rieck, K.: Learning stateful models for network honeypots. In: Proceedings of the 5th ACM Workshop on Security and Artificial Intelligence, AISec ’12, pp. 37–48. ACM, New York, NY (2012). doi:10.1145/2381896.2381904</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1012"/>
        </table:table-row>
        <table:table-row table:style-name="ro3">
          <table:table-cell table:style-name="ce24" office:value-type="string" calcext:value-type="string">
            <text:p>ARTISTE</text:p>
          </table:table-cell>
          <table:table-cell office:value-type="float" office:value="2012" calcext:value-type="float">
            <text:p>2012</text:p>
          </table:table-cell>
          <table:table-cell office:value-type="string" calcext:value-type="string">
            <text:p>Caballero, J., Grieco, G., Marron, M., Lin, Z., Urbina, D.: ARTISTE: Automatic Generation of Hybrid Data Structure Signatures from Binary Code Executions. Technical Report TR-IMDEA-SW-2012-001, IMDEA Software Institute, Madrid (201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8">
          <table:table-cell table:style-name="ce24" office:value-type="string" calcext:value-type="string">
            <text:p>AFL</text:p>
          </table:table-cell>
          <table:table-cell office:value-type="float" office:value="2014" calcext:value-type="float">
            <text:p>2014</text:p>
          </table:table-cell>
          <table:table-cell office:value-type="string" calcext:value-type="string">
            <text:p>Zalewski, M.: American Fuzzy Loop. http://lcamtuf.coredump.cx/afl/technical_details.txt</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ARGOS</text:p>
          </table:table-cell>
          <table:table-cell office:value-type="float" office:value="2015" calcext:value-type="float">
            <text:p>2015</text:p>
          </table:table-cell>
          <table:table-cell office:value-type="string" calcext:value-type="string">
            <text:p>Zeng, J., Lin, Z.: Towards automatic inference of kernel object semantics from binary code. In: 18th International Symposium, RAID 2015, vol. 9404, pp. 538–561. Springer, Kyoto (2015). doi:10.1007/978-3-319-26362-5</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2">
          <table:table-cell office:value-type="string" calcext:value-type="string">
            <text:p>PULSAR</text:p>
          </table:table-cell>
          <table:table-cell office:value-type="float" office:value="2015" calcext:value-type="float">
            <text:p>2015</text:p>
          </table:table-cell>
          <table:table-cell table:style-name="Default" office:value-type="string" calcext:value-type="string">
            <text:p>H. Gascon, C. Wressnegger, F. Yamaguchi, D. Arp, and K. Rieck, “Pulsar: Stateful Black-Box Fuzzing of Proprietary Network Protocols,” in Security and Privacy in Communication Networks, vol. 164, B. Thuraisingham, X. Wang, and V. Yegneswaran, Eds. Cham: Springer International Publishing, 2015, pp. 330–347. </text:p>
          </table:table-cell>
          <table:table-cell office:value-type="string" calcext:value-type="string">
            <text:p>10.1007/978-3-319-28865-9_18</text:p>
          </table:table-cell>
          <table:table-cell office:value-type="string" calcext:value-type="string">
            <text:p>http://user.cs.uni-goettingen.de/~krieck/docs/2015-securecomm.pdf</text:p>
          </table:table-cell>
          <table:table-cell office:value-type="string" calcext:value-type="string">
            <text:p>Reverse engineer network protocols with the aim to fuzz them with thus knowledge</text:p>
          </table:table-cell>
          <table:table-cell table:number-columns-repeated="9"/>
          <table:table-cell office:value-type="string" calcext:value-type="string">
            <text:p>https://github.com/hgascon/pulsar</text:p>
          </table:table-cell>
          <table:table-cell table:number-columns-repeated="1003"/>
        </table:table-row>
        <table:table-row table:style-name="ro3">
          <table:table-cell office:value-type="string" calcext:value-type="string">
            <text:p>Yang et al.</text:p>
          </table:table-cell>
          <table:table-cell office:value-type="float" office:value="2020" calcext:value-type="float">
            <text:p>2020</text:p>
          </table:table-cell>
          <table:table-cell table:style-name="ce27" office:value-type="string" calcext:value-type="string">
            <text:p>C. Yang, C. Fu, Y. Qian, Y. Hong, G. Feng, and L. Han, “Deep Learning-Based Reverse Method of Binary Protocol,” in Security and Privacy in Digital Economy, vol. 1268, S. Yu, P. Mueller, and J. Qian, Eds. Singapore: Springer Singapore, 2020, pp. 606–624. </text:p>
          </table:table-cell>
          <table:table-cell office:value-type="string" calcext:value-type="string">
            <text:p>10.1007/978-981-15-9129-7_42</text:p>
          </table:table-cell>
          <table:table-cell/>
          <table:table-cell office:value-type="string" calcext:value-type="string">
            <text:p>Using deep-learning (LSTM-FCN) for reversing binary protocols</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Pv4, TCP</text:p>
          </table:table-cell>
          <table:table-cell table:number-columns-repeated="1006"/>
        </table:table-row>
        <table:table-row table:style-name="ro5">
          <table:table-cell office:value-type="string" calcext:value-type="string">
            <text:p>Sun et al.</text:p>
          </table:table-cell>
          <table:table-cell office:value-type="float" office:value="2020" calcext:value-type="float">
            <text:p>2020</text:p>
          </table:table-cell>
          <table:table-cell table:style-name="ce27" office:value-type="string" calcext:value-type="string">
            <text:p>F. Sun, S. Wang, C. Zhang, and H. Zhang, “Clustering of unknown protocol messages based on format comparison,” Computer Networks, vol. 179, p. 107296, Oct. 2020, doi: <text:a xlink:href="https://doi.org/10.1016/j.comnet.2020.107296" xlink:type="simple">10.1016/j.comnet.2020.107296</text:a>. </text:p>
          </table:table-cell>
          <table:table-cell office:value-type="string" calcext:value-type="string">
            <text:p>10.1016/j.comnet.2020.107296</text:p>
          </table:table-cell>
          <table:table-cell/>
          <table:table-cell office:value-type="string" calcext:value-type="string">
            <text:p>Using Token Format Distance (TFD) and Message Format Distance (MFD), based on Augmented Backus-Naur Form (ABND). <text:s/>For clustering process Silhouette Coefficient and Dunn Index are used. Density based cluster algorithm DBSCAN is used for clustering of messages</text:p>
          </table:table-cell>
          <table:table-cell table:number-columns-repeated="1013"/>
        </table:table-row>
        <table:table-row table:style-name="ro5">
          <table:table-cell office:value-type="string" calcext:value-type="string">
            <text:p>Goo et al.</text:p>
          </table:table-cell>
          <table:table-cell office:value-type="float" office:value="2019" calcext:value-type="float">
            <text:p>2019</text:p>
          </table:table-cell>
          <table:table-cell table:style-name="ce27" office:value-type="string" calcext:value-type="string">
            <text:p>Y.-H. Goo, K.-S. Shim, M.-S. Lee, and M.-S. Kim, “Protocol Specification Extraction Based on Contiguous Sequential Pattern Algorithm,” IEEE Access, vol. 7, pp. 36057–36074, 2019, doi: <text:a xlink:href="https://doi.org/10.1109/ACCESS.2019.2905353" xlink:type="simple">10.1109/ACCESS.2019.2905353</text:a>. </text:p>
          </table:table-cell>
          <table:table-cell office:value-type="string" calcext:value-type="string">
            <text:p>10.1109/ACCESS.2019.2905353</text:p>
          </table:table-cell>
          <table:table-cell office:value-type="string" calcext:value-type="string">
            <text:p>https://ieeexplore.ieee.org/iel7/6287639/6514899/08667834.pdf</text:p>
          </table:table-cell>
          <table:table-cell office:value-type="string" calcext:value-type="string">
            <text:p>Apriori based: Finding frequent contiguous common subsequences via novel Contiguous Sequential Pattern (CSP) algorithm which is based on Generalized Sequential Pattern (GSP) and other Apriori algorithms. CSP is used three times hierarchically to extract different information/fields based on previous results.</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text:p>
          </table:table-cell>
          <table:table-cell office:value-type="string" calcext:value-type="string">
            <text:p>DNS</text:p>
          </table:table-cell>
          <table:table-cell table:number-columns-repeated="1006"/>
        </table:table-row>
        <table:table-row table:style-name="ro5">
          <table:table-cell office:value-type="string" calcext:value-type="string">
            <text:p>Shim et al.</text:p>
          </table:table-cell>
          <table:table-cell office:value-type="float" office:value="2020" calcext:value-type="float">
            <text:p>2020</text:p>
          </table:table-cell>
          <table:table-cell table:style-name="ce27" office:value-type="string" calcext:value-type="string">
            <text:p>K. Shim, Y. Goo, M. Lee, and M. Kim, “Clustering method in protocol reverse engineering for industrial protocols,” International Journal of Network Management, Jun. 2020, doi: <text:a xlink:href="https://doi.org/10.1002/nem.2126" xlink:type="simple">10.1002/nem.2126</text:a>. </text:p>
          </table:table-cell>
          <table:table-cell office:value-type="string" calcext:value-type="string">
            <text:p>10.1002/nem.2126</text:p>
          </table:table-cell>
          <table:table-cell table:style-name="ce9" office:value-type="string" calcext:value-type="string">
            <text:p>https://nmlab.korea.ac.kr/publication/published.papers/2020/2020.06_Clustering_method_for_ICS-APRE-IJNM.pdf</text:p>
          </table:table-cell>
          <table:table-cell office:value-type="string" calcext:value-type="string">
            <text:p>Follow up on Goo et al. 2019</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FTP</text:p>
          </table:table-cell>
          <table:table-cell office:value-type="string" calcext:value-type="string">
            <text:p>Modbus/TCP, Ethernet/IP</text:p>
          </table:table-cell>
          <table:table-cell table:number-columns-repeated="1006"/>
        </table:table-row>
        <table:table-row table:style-name="ro3">
          <table:table-cell office:value-type="string" calcext:value-type="string">
            <text:p>IPART</text:p>
          </table:table-cell>
          <table:table-cell office:value-type="float" office:value="2020" calcext:value-type="float">
            <text:p>2020</text:p>
          </table:table-cell>
          <table:table-cell table:style-name="ce27" office:value-type="string" calcext:value-type="string">
            <text:p>X. Wang, K. Lv, and B. Li, “IPART: an automatic protocol reverse engineering tool based on global voting expert for industrial protocols,” International Journal of Parallel, Emergent and Distributed Systems, vol. 35, no. 3, pp. 376–395, May 2020, doi: <text:a xlink:href="https://doi.org/10.1080/17445760.2019.1655740" xlink:type="simple">10.1080/17445760.2019.1655740</text:a>. </text:p>
          </table:table-cell>
          <table:table-cell office:value-type="string" calcext:value-type="string">
            <text:p>10.1080/17445760.2019.1655740</text:p>
          </table:table-cell>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Modbus, IEC104, Ethernet/IP</text:p>
          </table:table-cell>
          <table:table-cell table:number-columns-repeated="1006"/>
        </table:table-row>
        <table:table-row table:style-name="ro9">
          <table:table-cell office:value-type="string" calcext:value-type="string">
            <text:p>Universal Radio Hacker</text:p>
          </table:table-cell>
          <table:table-cell office:value-type="float" office:value="2019" calcext:value-type="float">
            <text:p>2019</text:p>
          </table:table-cell>
          <table:table-cell table:style-name="ce27" office:value-type="string" calcext:value-type="string">
            <text:p>J. Pohl and A. Noack, “Automatic wireless protocol reverse engineering,” Santa Clara, CA, Aug. 2019, [Online]. Available: <text:a xlink:href="https://www.usenix.org/conference/woot19/presentation/pohl" xlink:type="simple">https://www.usenix.org/conference/woot19/presentation/pohl</text:a>. </text:p>
          </table:table-cell>
          <table:table-cell/>
          <table:table-cell office:value-type="string" calcext:value-type="string">
            <text:p>https://www.usenix.org/system/files/conference/woot18/woot18-paper-pohl.pdf</text:p>
          </table:table-cell>
          <table:table-cell office:value-type="string" calcext:value-type="string">
            <text:p>Physical layer based analysis of proprietary wireless protocols considering wireless specific properties like Received Signal Strength Indicator (RSSI) and using statistical methods</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proprietary wireless protocols of IoT devices</text:p>
          </table:table-cell>
          <table:table-cell office:value-type="string" calcext:value-type="string">
            <text:p>https://github.com/jopohl/urh</text:p>
          </table:table-cell>
          <table:table-cell table:number-columns-repeated="1003"/>
        </table:table-row>
        <table:table-row table:style-name="ro1" table:number-rows-repeated="1048516">
          <table:table-cell table:number-columns-repeated="1019"/>
        </table:table-row>
        <table:table-row table:style-name="ro1">
          <table:table-cell table:number-columns-repeated="1019"/>
        </table:table-row>
      </table:table>
      <table:named-expressions/>
      <table:database-ranges>
        <table:database-range table:name="__Anonymous_Sheet_DB__0" table:target-range-address="Sheet1.A1:Sheet1.O59"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5">00.00.0000</text:date>, <text:time style:data-style-name="N2" text:time-value="11:30:38.0467380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0:26:29.646084304</meta:creation-date>
    <dc:date>2020-11-25T11:42:13.126742238</dc:date>
    <meta:editing-duration>P2DT10H33M36S</meta:editing-duration>
    <meta:editing-cycles>71</meta:editing-cycles>
    <meta:generator>LibreOffice/6.4.7.2$Linux_X86_64 LibreOffice_project/40$Build-2</meta:generator>
    <meta:document-statistic meta:table-count="1" meta:cell-count="482" meta:object-count="0"/>
  </office:meta>
</office:document-meta>
</file>